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62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79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Liberation Sans" fo:font-size="14pt" fo:font-weight="bold" style:font-name-asian="Droid Sans Fallback" style:font-size-asian="14pt" style:font-weight-asian="bold" style:font-name-complex="FreeSans" style:font-size-complex="14pt" style:font-weight-complex="bold"/>
    </style:style>
    <style:style style:name="ce2" style:family="table-cell" style:parent-style-name="Default">
      <style:table-cell-properties fo:background-color="#ffff99" style:text-align-source="fix" style:repeat-content="false" fo:border="1.25pt solid #000000"/>
      <style:paragraph-properties fo:text-align="center" fo:margin-left="0cm"/>
      <style:text-properties fo:font-size="11pt" fo:font-weight="bold"/>
    </style:style>
    <style:style style:name="ce3" style:family="table-cell" style:parent-style-name="Default">
      <style:table-cell-properties fo:border-bottom="0.06pt solid #000000" fo:background-color="#ffffcc" fo:border-left="1.25pt solid #000000" fo:border-right="0.06pt solid #000000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ffffcc" fo:border-left="1.25pt solid #000000" fo:border-right="0.06pt solid #000000" fo:border-top="0.06pt solid #000000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5" style:family="table-cell" style:parent-style-name="Default">
      <style:table-cell-properties fo:border-bottom="1.25pt solid #000000" fo:background-color="#ffffcc" fo:border-left="1.25pt solid #000000" fo:border-right="0.06pt solid #000000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ffff99" style:text-align-source="fix" style:repeat-content="false" fo:border="1.25pt solid #000000"/>
      <style:paragraph-properties fo:text-align="center"/>
      <style:text-properties style:font-name="Liberation Sans" fo:font-size="11pt" fo:font-weight="bold" style:font-name-asian="Droid Sans Fallback" style:font-name-complex="FreeSans"/>
    </style:style>
    <style:style style:name="ce8" style:family="table-cell" style:parent-style-name="Default">
      <style:table-cell-properties fo:border-bottom="0.06pt solid #000000" fo:background-color="#ffffcc" fo:border-left="1.25pt solid #000000" fo:border-right="1.25pt solid #000000" fo:border-top="1.25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ffffcc" fo:border-left="1.25pt solid #000000" fo:border-right="1.25pt solid #000000" fo:border-top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1.25pt solid #000000" fo:background-color="#ffffcc" fo:border-left="1.25pt solid #000000" fo:border-right="1.25pt solid #000000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3399ff"/>
    </style:style>
    <style:style style:name="ce12" style:family="table-cell" style:parent-style-name="Default">
      <style:table-cell-properties fo:border-bottom="0.06pt solid #000000" fo:border-left="1.25pt solid #000000" fo:border-right="0.06pt solid #000000" fo:border-top="1.25pt solid #000000"/>
    </style:style>
    <style:style style:name="ce13" style:family="table-cell" style:parent-style-name="Default">
      <style:table-cell-properties fo:border-bottom="0.06pt solid #000000" fo:border-left="1.25pt solid #000000" fo:border-right="0.06pt solid #000000" fo:border-top="0.06pt solid #000000"/>
    </style:style>
    <style:style style:name="ce14" style:family="table-cell" style:parent-style-name="Default">
      <style:table-cell-properties fo:border-bottom="1.25pt solid #000000" fo:background-color="#cccccc" fo:border-left="1.25pt solid #000000" fo:border-right="0.06pt solid #000000" fo:border-top="0.06pt solid #000000"/>
    </style:style>
    <style:style style:name="ce15" style:family="table-cell" style:parent-style-name="Default">
      <style:table-cell-properties fo:border-bottom="0.06pt solid #000000" fo:background-color="#ccffff" fo:border-left="1.25pt solid #000000" fo:border-right="0.06pt solid #000000" fo:border-top="1.25pt solid #000000"/>
    </style:style>
    <style:style style:name="ce16" style:family="table-cell" style:parent-style-name="Default">
      <style:table-cell-properties fo:border-bottom="0.06pt solid #000000" fo:background-color="#ccffff" fo:border-left="1.25pt solid #000000" fo:border-right="0.06pt solid #000000" fo:border-top="0.06pt solid #000000"/>
    </style:style>
    <style:style style:name="ce17" style:family="table-cell" style:parent-style-name="Default">
      <style:table-cell-properties fo:border-bottom="1.25pt solid #000000" fo:background-color="#ccffff" fo:border-left="1.25pt solid #000000" fo:border-right="0.06pt solid #000000" fo:border-top="0.06pt solid #000000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ackground-color="#cccccc" fo:border="0.06pt solid #000000"/>
      <style:text-properties fo:color="#800000"/>
    </style:style>
    <style:style style:name="ce20" style:family="table-cell" style:parent-style-name="Default">
      <style:table-cell-properties fo:background-color="#cccccc" fo:border="0.06pt solid #000000"/>
    </style:style>
    <style:style style:name="ce21" style:family="table-cell" style:parent-style-name="Default">
      <style:table-cell-properties fo:border-bottom="1.25pt solid #000000" fo:background-color="#cccccc" fo:border-left="0.06pt solid #000000" fo:border-right="0.06pt solid #000000" fo:border-top="0.06pt solid #000000"/>
    </style:style>
    <style:style style:name="ce22" style:family="table-cell" style:parent-style-name="Default">
      <style:table-cell-properties fo:background-color="#ffff99" style:text-align-source="fix" style:repeat-content="false" fo:border="1.25pt solid #000000"/>
      <style:paragraph-properties fo:text-align="center"/>
      <style:text-properties fo:font-size="11pt" fo:font-weight="bold"/>
    </style:style>
    <style:style style:name="ce23" style:family="table-cell" style:parent-style-name="Default">
      <style:table-cell-properties fo:border-bottom="0.06pt solid #000000" fo:background-color="#ccffff" fo:border-left="0.06pt solid #000000" fo:border-right="0.06pt solid #000000" fo:border-top="1.25pt solid #000000"/>
    </style:style>
    <style:style style:name="ce24" style:family="table-cell" style:parent-style-name="Default">
      <style:table-cell-properties fo:background-color="#ccffff" fo:border="0.06pt solid #000000"/>
    </style:style>
    <style:style style:name="ce25" style:family="table-cell" style:parent-style-name="Default">
      <style:table-cell-properties fo:border-bottom="0.06pt solid #000000" fo:background-color="#cccccc" fo:border-left="0.06pt solid #000000" fo:border-right="0.06pt solid #000000" fo:border-top="1.25pt solid #000000"/>
      <style:text-properties fo:color="#800000"/>
    </style:style>
    <style:style style:name="ce26" style:family="table-cell" style:parent-style-name="Default">
      <style:table-cell-properties fo:border-bottom="0.06pt solid #000000" fo:background-color="#cccccc" fo:border-left="0.06pt solid #000000" fo:border-right="1.25pt solid #000000" fo:border-top="1.25pt solid #000000"/>
      <style:text-properties fo:color="#800000"/>
    </style:style>
    <style:style style:name="ce27" style:family="table-cell" style:parent-style-name="Default">
      <style:table-cell-properties fo:border-bottom="0.06pt solid #000000" fo:background-color="#ccffff" fo:border-left="0.06pt solid #000000" fo:border-right="1.25pt solid #000000" fo:border-top="0.06pt solid #000000"/>
    </style:style>
    <style:style style:name="ce28" style:family="table-cell" style:parent-style-name="Default">
      <style:table-cell-properties fo:border-bottom="0.06pt solid #000000" fo:background-color="#cccccc" fo:border-left="0.06pt solid #000000" fo:border-right="1.25pt solid #000000" fo:border-top="0.06pt solid #000000"/>
      <style:text-properties fo:color="#800000"/>
    </style:style>
    <style:style style:name="ce29" style:family="table-cell" style:parent-style-name="Default">
      <style:table-cell-properties fo:border-bottom="0.06pt solid #000000" fo:background-color="#cccccc" fo:border-left="0.06pt solid #000000" fo:border-right="1.25pt solid #000000" fo:border-top="0.06pt solid #000000"/>
    </style:style>
    <style:style style:name="ce30" style:family="table-cell" style:parent-style-name="Default">
      <style:table-cell-properties fo:border-bottom="1.25pt solid #000000" fo:background-color="#ccffff" fo:border-left="0.06pt solid #000000" fo:border-right="1.25pt solid #000000" fo:border-top="0.06pt solid #000000"/>
    </style:style>
    <style:style style:name="ce31" style:family="table-cell" style:parent-style-name="Default">
      <style:table-cell-properties fo:border-bottom="0.06pt solid #000000" fo:border-left="0.06pt solid #000000" fo:border-right="0.06pt solid #000000" fo:border-top="1.25pt solid #000000"/>
    </style:style>
    <style:style style:name="ce32" style:family="table-cell" style:parent-style-name="Default">
      <style:table-cell-properties fo:border-bottom="1.25pt solid #000000" fo:border-left="0.06pt solid #000000" fo:border-right="0.06pt solid #000000" fo:border-top="0.06pt solid #000000"/>
    </style:style>
    <style:style style:name="ce33" style:family="table-cell" style:parent-style-name="Default">
      <style:table-cell-properties fo:background-color="#00ff66" fo:border="0.06pt solid #000000"/>
      <style:map style:condition="cell-content()&lt;10" style:apply-style-name="Inf_20_a_20_10" style:base-cell-address="Feuille1.E17"/>
      <style:map style:condition="cell-content()&gt;=10" style:apply-style-name="Sup_20_a_20_10" style:base-cell-address="Feuille1.E17"/>
    </style:style>
    <style:style style:name="ce34" style:family="table-cell" style:parent-style-name="Default">
      <style:table-cell-properties fo:border-bottom="1.25pt solid #000000" fo:background-color="#00ff66" fo:border-left="0.06pt solid #000000" fo:border-right="0.06pt solid #000000" fo:border-top="0.06pt solid #000000"/>
      <style:map style:condition="cell-content()&lt;10" style:apply-style-name="Inf_20_a_20_10" style:base-cell-address="Feuille1.E17"/>
      <style:map style:condition="cell-content()&gt;=10" style:apply-style-name="Sup_20_a_20_10" style:base-cell-address="Feuille1.E17"/>
    </style:style>
    <style:style style:name="ce35" style:family="table-cell" style:parent-style-name="Default">
      <style:table-cell-properties fo:background-color="#ffff99" fo:border="1.25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fo:border-left="0.06pt solid #000000" fo:border-right="1.25pt solid #000000" fo:border-top="1.25pt solid #000000"/>
    </style:style>
    <style:style style:name="ce37" style:family="table-cell" style:parent-style-name="Default">
      <style:table-cell-properties fo:border-bottom="0.06pt solid #000000" fo:border-left="0.06pt solid #000000" fo:border-right="1.25pt solid #000000" fo:border-top="0.06pt solid #000000"/>
    </style:style>
    <style:style style:name="ce38" style:family="table-cell" style:parent-style-name="Default">
      <style:table-cell-properties fo:border-bottom="1.25pt solid #000000" fo:border-left="0.06pt solid #000000" fo:border-right="1.25pt solid #000000" fo:border-top="0.06pt solid #000000"/>
    </style:style>
    <style:style style:name="ce39" style:family="table-cell" style:parent-style-name="Default" style:data-style-name="N109">
      <style:table-cell-properties fo:border="1.25pt solid #000000"/>
      <style:map style:condition="cell-content()&lt;10" style:apply-style-name="Inf_20_a_20_10" style:base-cell-address="Feuille1.F26"/>
      <style:map style:condition="cell-content()&gt;10" style:apply-style-name="Sup_20_a_20_10" style:base-cell-address="Feuille1.F26"/>
    </style:style>
    <style:style style:name="ce40" style:family="table-cell" style:parent-style-name="Default">
      <style:table-cell-properties fo:border="1.25pt solid #000000"/>
      <style:map style:condition="cell-content()&lt;150" style:apply-style-name="Inf_20_a_20_10" style:base-cell-address="Feuille1.F28"/>
      <style:map style:condition="cell-content()&gt;=150" style:apply-style-name="Sup_20_a_20_10" style:base-cell-address="Feuille1.F28"/>
    </style:style>
    <style:style style:name="ce41" style:family="table-cell" style:parent-style-name="Default" style:data-style-name="N2">
      <style:table-cell-properties fo:border="1.25pt solid #000000"/>
      <style:map style:condition="cell-content()&lt;10" style:apply-style-name="Inf_20_a_20_10" style:base-cell-address="Feuille1.F29"/>
      <style:map style:condition="cell-content()&gt;=10" style:apply-style-name="Sup_20_a_20_10" style:base-cell-address="Feuille1.F29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&lt;145" style:apply-style-name="Inf_20_a_20_10" style:base-cell-address="Feuille1.F30"/>
      <style:map style:condition="cell-content()&gt;=145" style:apply-style-name="Sup_20_a_20_10" style:base-cell-address="Feuille1.F30"/>
    </style:style>
    <style:style style:name="ce43" style:family="table-cell" style:parent-style-name="Default" style:data-style-name="N2">
      <style:table-cell-properties fo:border="1.25pt solid #000000"/>
      <style:map style:condition="cell-content()&lt;10" style:apply-style-name="Inf_20_a_20_10" style:base-cell-address="Feuille1.F33"/>
      <style:map style:condition="cell-content()&gt;=10" style:apply-style-name="Sup_20_a_20_10" style:base-cell-address="Feuille1.F3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&lt;145" style:apply-style-name="Inf_20_a_20_10" style:base-cell-address="Feuille1.F34"/>
      <style:map style:condition="cell-content()&gt;=145" style:apply-style-name="Sup_20_a_20_10" style:base-cell-address="Feuille1.F34"/>
    </style:style>
    <style:style style:name="ce45" style:family="table-cell" style:parent-style-name="Default">
      <style:table-cell-properties fo:border-bottom="0.06pt solid #000000" fo:background-color="#ffffcc" fo:border-left="1.25pt solid #000000" fo:border-right="1.25pt solid #000000" fo:border-top="0.06pt solid #000000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6" style:family="table-cell" style:parent-style-name="Default">
      <style:table-cell-properties fo:border-bottom="1.25pt solid #000000" fo:background-color="#ccffff" fo:border-left="0.06pt solid #000000" fo:border-right="0.06pt solid #000000" fo:border-top="0.06pt solid #000000"/>
    </style:style>
    <style:style style:name="ce47" style:family="table-cell" style:parent-style-name="Default" style:data-style-name="N106">
      <style:table-cell-properties fo:background-color="#ffff99" style:text-align-source="fix" style:repeat-content="false" fo:border="1.25pt solid #000000"/>
      <style:paragraph-properties fo:text-align="center"/>
      <style:text-properties fo:font-size="11pt" fo:font-weight="bold"/>
    </style:style>
    <style:style style:name="ce48" style:family="table-cell" style:parent-style-name="Default" style:data-style-name="N106">
      <style:table-cell-properties fo:border-bottom="0.06pt solid #000000" fo:background-color="#00ff66" fo:border-left="0.06pt solid #000000" fo:border-right="1.25pt solid #000000" fo:border-top="1.25pt solid #000000"/>
      <style:map style:condition="cell-content()&lt;10" style:apply-style-name="Inf_20_a_20_10" style:base-cell-address="Feuille1.K17"/>
      <style:map style:condition="cell-content()&gt;=10" style:apply-style-name="Sup_20_a_20_10" style:base-cell-address="Feuille1.K17"/>
    </style:style>
    <style:style style:name="ce49" style:family="table-cell" style:parent-style-name="Default" style:data-style-name="N106">
      <style:table-cell-properties fo:border-bottom="0.06pt solid #000000" fo:background-color="#00ff66" fo:border-left="0.06pt solid #000000" fo:border-right="1.25pt solid #000000" fo:border-top="0.06pt solid #000000"/>
      <style:map style:condition="cell-content()&lt;10" style:apply-style-name="Inf_20_a_20_10" style:base-cell-address="Feuille1.K17"/>
      <style:map style:condition="cell-content()&gt;=10" style:apply-style-name="Sup_20_a_20_10" style:base-cell-address="Feuille1.K17"/>
    </style:style>
    <style:style style:name="ce50" style:family="table-cell" style:parent-style-name="Default" style:data-style-name="N106">
      <style:table-cell-properties fo:border-bottom="1.25pt solid #000000" fo:background-color="#00ff66" fo:border-left="0.06pt solid #000000" fo:border-right="1.25pt solid #000000" fo:border-top="0.06pt solid #000000"/>
      <style:map style:condition="cell-content()&lt;10" style:apply-style-name="Inf_20_a_20_10" style:base-cell-address="Feuille1.K17"/>
      <style:map style:condition="cell-content()&gt;=10" style:apply-style-name="Sup_20_a_20_10" style:base-cell-address="Feuille1.K17"/>
    </style:style>
    <style:style style:name="ce51" style:family="table-cell" style:parent-style-name="Default">
      <style:table-cell-properties fo:background-color="#ffff99" fo:border="1.25pt solid #000000"/>
      <style:text-properties fo:font-weight="bold" style:font-weight-asian="bold" style:font-weight-complex="bold"/>
      <style:map style:condition="cell-content()&lt;150" style:apply-style-name="Inf_20_a_20_10" style:base-cell-address="Feuille1.K28"/>
      <style:map style:condition="cell-content()&gt;=150" style:apply-style-name="Sup_20_a_20_10" style:base-cell-address="Feuille1.K28"/>
    </style:style>
    <style:style style:name="ce52" style:family="table-cell" style:parent-style-name="Default">
      <style:table-cell-properties fo:background-color="#ffff99" fo:border="1.25pt solid #000000"/>
      <style:text-properties fo:font-weight="bold" style:font-weight-asian="bold" style:font-weight-complex="bold"/>
      <style:map style:condition="cell-content()&lt;10" style:apply-style-name="Inf_20_a_20_10" style:base-cell-address="Feuille1.K29"/>
      <style:map style:condition="cell-content()&gt;=10" style:apply-style-name="Sup_20_a_20_10" style:base-cell-address="Feuille1.K29"/>
    </style:style>
    <style:style style:name="ce53" style:family="table-cell" style:parent-style-name="Default">
      <style:table-cell-properties fo:border="1.25pt solid #000000"/>
      <style:map style:condition="cell-content()&lt;10" style:apply-style-name="Inf_20_a_20_10" style:base-cell-address="Feuille1.L26"/>
      <style:map style:condition="cell-content()&gt;=10" style:apply-style-name="Sup_20_a_20_10" style:base-cell-address="Feuille1.L26"/>
    </style:style>
    <style:style style:name="ce54" style:family="table-cell" style:parent-style-name="Default">
      <style:table-cell-properties fo:border="1.25pt solid #000000"/>
      <style:map style:condition="cell-content()&lt;150" style:apply-style-name="Inf_20_a_20_10" style:base-cell-address="Feuille1.L28"/>
      <style:map style:condition="cell-content()&gt;=150" style:apply-style-name="Sup_20_a_20_10" style:base-cell-address="Feuille1.L28"/>
    </style:style>
    <style:style style:name="ce55" style:family="table-cell" style:parent-style-name="Default">
      <style:table-cell-properties fo:border="1.25pt solid #000000"/>
      <style:map style:condition="cell-content()&lt;10" style:apply-style-name="Inf_20_a_20_10" style:base-cell-address="Feuille1.L29"/>
      <style:map style:condition="cell-content()&gt;=0" style:apply-style-name="Sup_20_a_20_10" style:base-cell-address="Feuille1.L29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7" style:family="table-cell" style:parent-style-name="Default">
      <style:table-cell-properties fo:border="1.25pt solid #000000"/>
      <style:map style:condition="cell-content()&lt;10" style:apply-style-name="Inf_20_a_20_10" style:base-cell-address="Feuille1.L33"/>
      <style:map style:condition="cell-content()&gt;=10" style:apply-style-name="Sup_20_a_20_10" style:base-cell-address="Feuille1.L33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&lt;145" style:apply-style-name="Inf_20_a_20_10" style:base-cell-address="Feuille1.L34"/>
      <style:map style:condition="cell-content()&gt;=145" style:apply-style-name="Sup_20_a_20_10" style:base-cell-address="Feuille1.L34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37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2" table:default-cell-style-name="ce37"/>
        <table:table-row table:style-name="ro1">
          <table:table-cell table:style-name="ce1" office:value-type="string" calcext:value-type="string">
            <text:p>SESSION 1</text:p>
          </table:table-cell>
          <table:table-cell table:number-columns-repeated="4"/>
          <table:table-cell table:style-name="Default"/>
          <table:table-cell/>
          <table:table-cell table:style-name="ce1" office:value-type="string" calcext:value-type="string">
            <text:p>SESSION 2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2" office:value-type="string" calcext:value-type="string">
            <text:p>Intitulés des UE</text:p>
          </table:table-cell>
          <table:table-cell table:style-name="ce2" office:value-type="string" calcext:value-type="string">
            <text:p>Examen %</text:p>
          </table:table-cell>
          <table:table-cell table:style-name="ce2" office:value-type="string" calcext:value-type="string">
            <text:p>CC %</text:p>
          </table:table-cell>
          <table:table-cell table:style-name="ce2" office:value-type="string" calcext:value-type="string">
            <text:p>TP %</text:p>
          </table:table-cell>
          <table:table-cell table:style-name="ce2" office:value-type="string" calcext:value-type="string">
            <text:p>Coef.</text:p>
            <text:p>UE</text:p>
          </table:table-cell>
          <table:table-cell table:style-name="ce2" office:value-type="string" calcext:value-type="string">
            <text:p>ECTS</text:p>
          </table:table-cell>
          <table:table-cell/>
          <table:table-cell table:style-name="ce2" office:value-type="string" calcext:value-type="string">
            <text:p>Intitulés des UE</text:p>
          </table:table-cell>
          <table:table-cell table:style-name="ce2" office:value-type="string" calcext:value-type="string">
            <text:p>Examen %</text:p>
          </table:table-cell>
          <table:table-cell table:style-name="ce2" office:value-type="string" calcext:value-type="string">
            <text:p>TP %</text:p>
          </table:table-cell>
          <table:table-cell table:style-name="ce2" office:value-type="string" calcext:value-type="string">
            <text:p>Coef.</text:p>
            <text:p>UE</text:p>
          </table:table-cell>
          <table:table-cell table:style-name="ce2" office:value-type="string" calcext:value-type="string">
            <text:p>ECTS</text:p>
          </table:table-cell>
        </table:table-row>
        <table:table-row table:style-name="ro3">
          <table:table-cell table:style-name="ce3" office:value-type="string" calcext:value-type="string">
            <text:p>Anglais scientifique</text:p>
          </table:table-cell>
          <table:table-cell table:style-name="ce12" office:value-type="float" office:value="50" calcext:value-type="float">
            <text:p>50</text:p>
          </table:table-cell>
          <table:table-cell table:style-name="ce18" office:value-type="float" office:value="50" calcext:value-type="float">
            <text:p>50</text:p>
          </table:table-cell>
          <table:table-cell table:style-name="ce25"/>
          <table:table-cell table:style-name="ce31" office:value-type="float" office:value="1.5" calcext:value-type="float">
            <text:p>1,5</text:p>
          </table:table-cell>
          <table:table-cell table:style-name="ce36" table:formula="of:=[.E3]*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Anglais scientifique</text:p>
          </table:table-cell>
          <table:table-cell table:style-name="ce12" office:value-type="float" office:value="100" calcext:value-type="float">
            <text:p>100</text:p>
          </table:table-cell>
          <table:table-cell table:style-name="ce25"/>
          <table:table-cell table:style-name="ce31" office:value-type="float" office:value="1.5" calcext:value-type="float">
            <text:p>1,5</text:p>
          </table:table-cell>
          <table:table-cell table:style-name="ce36" table:formula="of:=[.K3]*2" office:value-type="float" office:value="3" calcext:value-type="float">
            <text:p>3</text:p>
          </table:table-cell>
        </table:table-row>
        <table:table-row table:style-name="ro4">
          <table:table-cell table:style-name="ce3" office:value-type="string" calcext:value-type="string">
            <text:p>Programmation Réseaux et Concurrente</text:p>
          </table:table-cell>
          <table:table-cell table:style-name="ce13" office:value-type="float" office:value="67" calcext:value-type="float">
            <text:p>67</text:p>
          </table:table-cell>
          <table:table-cell table:style-name="ce19"/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3" calcext:value-type="float">
            <text:p>3</text:p>
          </table:table-cell>
          <table:table-cell table:formula="of:=[.E4]*2" office:value-type="float" office:value="6" calcext:value-type="float">
            <text:p>6</text:p>
          </table:table-cell>
          <table:table-cell/>
          <table:table-cell table:style-name="ce3" office:value-type="string" calcext:value-type="string">
            <text:p>Programmation Réseaux et Concurrente</text:p>
          </table:table-cell>
          <table:table-cell table:style-name="ce13" office:value-type="float" office:value="67" calcext:value-type="float">
            <text:p>67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3" calcext:value-type="float">
            <text:p>3</text:p>
          </table:table-cell>
          <table:table-cell table:formula="of:=[.K4]*2" office:value-type="float" office:value="6" calcext:value-type="float">
            <text:p>6</text:p>
          </table:table-cell>
        </table:table-row>
        <table:table-row table:style-name="ro3">
          <table:table-cell table:style-name="ce3" office:value-type="string" calcext:value-type="string">
            <text:p>Cryptographie</text:p>
          </table:table-cell>
          <table:table-cell table:style-name="ce13" office:value-type="float" office:value="50" calcext:value-type="float">
            <text:p>50</text:p>
          </table:table-cell>
          <table:table-cell table:style-name="ce18" office:value-type="float" office:value="50" calcext:value-type="float">
            <text:p>50</text:p>
          </table:table-cell>
          <table:table-cell table:style-name="ce19"/>
          <table:table-cell table:style-name="ce18" office:value-type="float" office:value="1.5" calcext:value-type="float">
            <text:p>1,5</text:p>
          </table:table-cell>
          <table:table-cell table:formula="of:=[.E5]*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ryptographie</text:p>
          </table:table-cell>
          <table:table-cell table:style-name="ce13" office:value-type="float" office:value="100" calcext:value-type="float">
            <text:p>100</text:p>
          </table:table-cell>
          <table:table-cell table:style-name="ce19"/>
          <table:table-cell table:style-name="ce18" office:value-type="float" office:value="1.5" calcext:value-type="float">
            <text:p>1,5</text:p>
          </table:table-cell>
          <table:table-cell table:formula="of:=[.K5]*2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Java Temps Réel</text:p>
          </table:table-cell>
          <table:table-cell table:style-name="ce13" office:value-type="float" office:value="50" calcext:value-type="float">
            <text:p>50</text:p>
          </table:table-cell>
          <table:table-cell table:style-name="ce19"/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1.5" calcext:value-type="float">
            <text:p>1,5</text:p>
          </table:table-cell>
          <table:table-cell table:formula="of:=[.E6]*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Java Temps Réel</text:p>
          </table:table-cell>
          <table:table-cell table:style-name="ce13" office:value-type="float" office:value="50" calcext:value-type="float">
            <text:p>50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1.5" calcext:value-type="float">
            <text:p>1,5</text:p>
          </table:table-cell>
          <table:table-cell table:formula="of:=[.K6]*2" office:value-type="float" office:value="3" calcext:value-type="float">
            <text:p>3</text:p>
          </table:table-cell>
        </table:table-row>
        <table:table-row table:style-name="ro3">
          <table:table-cell table:style-name="ce4" office:value-type="string" calcext:value-type="string">
            <text:p>Informatique et Société</text:p>
          </table:table-cell>
          <table:table-cell table:style-name="ce13" office:value-type="float" office:value="50" calcext:value-type="float">
            <text:p>50</text:p>
          </table:table-cell>
          <table:table-cell table:style-name="ce18" office:value-type="float" office:value="50" calcext:value-type="float">
            <text:p>50</text:p>
          </table:table-cell>
          <table:table-cell table:style-name="ce19"/>
          <table:table-cell table:style-name="ce18" office:value-type="float" office:value="1.5" calcext:value-type="float">
            <text:p>1,5</text:p>
          </table:table-cell>
          <table:table-cell table:formula="of:=[.E7]*2" office:value-type="float" office:value="3" calcext:value-type="float">
            <text:p>3</text:p>
          </table:table-cell>
          <table:table-cell/>
          <table:table-cell table:style-name="ce4" office:value-type="string" calcext:value-type="string">
            <text:p>Informatique et Société</text:p>
          </table:table-cell>
          <table:table-cell table:style-name="ce13" office:value-type="float" office:value="100" calcext:value-type="float">
            <text:p>100</text:p>
          </table:table-cell>
          <table:table-cell table:style-name="ce19"/>
          <table:table-cell table:style-name="ce18" office:value-type="float" office:value="1.5" calcext:value-type="float">
            <text:p>1,5</text:p>
          </table:table-cell>
          <table:table-cell table:formula="of:=[.K7]*2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Stage</text:p>
          </table:table-cell>
          <table:table-cell table:style-name="ce13" office:value-type="float" office:value="100" calcext:value-type="float">
            <text:p>100</text:p>
          </table:table-cell>
          <table:table-cell table:style-name="ce20" table:number-columns-repeated="2"/>
          <table:table-cell table:style-name="ce18" office:value-type="float" office:value="3" calcext:value-type="float">
            <text:p>3</text:p>
          </table:table-cell>
          <table:table-cell table:formula="of:=[.E8]*2" office:value-type="float" office:value="6" calcext:value-type="float">
            <text:p>6</text:p>
          </table:table-cell>
          <table:table-cell/>
          <table:table-cell table:style-name="ce3" office:value-type="string" calcext:value-type="string">
            <text:p>Stage</text:p>
          </table:table-cell>
          <table:table-cell table:style-name="ce13" office:value-type="float" office:value="100" calcext:value-type="float">
            <text:p>100</text:p>
          </table:table-cell>
          <table:table-cell table:style-name="ce20"/>
          <table:table-cell table:style-name="ce18" office:value-type="float" office:value="3" calcext:value-type="float">
            <text:p>3</text:p>
          </table:table-cell>
          <table:table-cell table:formula="of:=[.K8]*2" office:value-type="float" office:value="6" calcext:value-type="float">
            <text:p>6</text:p>
          </table:table-cell>
        </table:table-row>
        <table:table-row table:style-name="ro3">
          <table:table-cell table:style-name="ce3" office:value-type="string" calcext:value-type="string">
            <text:p>Logique et Programmation (En Option)</text:p>
          </table:table-cell>
          <table:table-cell table:style-name="ce13" office:value-type="float" office:value="67" calcext:value-type="float">
            <text:p>67</text:p>
          </table:table-cell>
          <table:table-cell table:style-name="ce18" office:value-type="float" office:value="33" calcext:value-type="float">
            <text:p>33</text:p>
          </table:table-cell>
          <table:table-cell table:style-name="ce20"/>
          <table:table-cell table:style-name="ce18" office:value-type="float" office:value="1.5" calcext:value-type="float">
            <text:p>1,5</text:p>
          </table:table-cell>
          <table:table-cell table:formula="of:=[.E9]*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Logique et Programmation (En Option)</text:p>
          </table:table-cell>
          <table:table-cell table:style-name="ce13" office:value-type="float" office:value="100" calcext:value-type="float">
            <text:p>100</text:p>
          </table:table-cell>
          <table:table-cell table:style-name="ce20"/>
          <table:table-cell table:style-name="ce18" office:value-type="float" office:value="1.5" calcext:value-type="float">
            <text:p>1,5</text:p>
          </table:table-cell>
          <table:table-cell table:formula="of:=[.K9]*2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Initiation à la sécurité (En Option)</text:p>
          </table:table-cell>
          <table:table-cell table:style-name="ce13" office:value-type="float" office:value="50" calcext:value-type="float">
            <text:p>50</text:p>
          </table:table-cell>
          <table:table-cell table:style-name="ce20"/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1.5" calcext:value-type="float">
            <text:p>1,5</text:p>
          </table:table-cell>
          <table:table-cell table:formula="of:=[.E10]*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Initiation à la sécurité (En Option)</text:p>
          </table:table-cell>
          <table:table-cell table:style-name="ce13" office:value-type="float" office:value="50" calcext:value-type="float">
            <text:p>50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1.5" calcext:value-type="float">
            <text:p>1,5</text:p>
          </table:table-cell>
          <table:table-cell table:formula="of:=[.K10]*2" office:value-type="float" office:value="3" calcext:value-type="float">
            <text:p>3</text:p>
          </table:table-cell>
        </table:table-row>
        <table:table-row table:style-name="ro3">
          <table:table-cell table:style-name="ce5" office:value-type="string" calcext:value-type="string">
            <text:p>Total</text:p>
          </table:table-cell>
          <table:table-cell table:style-name="ce14"/>
          <table:table-cell table:style-name="ce21" table:number-columns-repeated="2"/>
          <table:table-cell table:style-name="ce32" table:formula="of:=SUM([.E3:.E10])" office:value-type="float" office:value="15" calcext:value-type="float">
            <text:p>15</text:p>
          </table:table-cell>
          <table:table-cell table:style-name="ce38" table:formula="of:=[.E11]*2" office:value-type="float" office:value="30" calcext:value-type="float">
            <text:p>30</text:p>
          </table:table-cell>
          <table:table-cell/>
          <table:table-cell table:style-name="ce5" office:value-type="string" calcext:value-type="string">
            <text:p>Total</text:p>
          </table:table-cell>
          <table:table-cell table:style-name="ce14"/>
          <table:table-cell table:style-name="ce21"/>
          <table:table-cell table:style-name="ce32" table:formula="of:=SUM([.K3:.K10])" office:value-type="float" office:value="15" calcext:value-type="float">
            <text:p>15</text:p>
          </table:table-cell>
          <table:table-cell table:style-name="ce38" table:formula="of:=[.K11]*2" office:value-type="float" office:value="30" calcext:value-type="float">
            <text:p>30</text:p>
          </table:table-cell>
        </table:table-row>
        <table:table-row table:style-name="ro3" table:number-rows-repeated="3">
          <table:table-cell table:number-columns-repeated="5"/>
          <table:table-cell table:style-name="Default"/>
          <table:table-cell table:number-columns-repeated="5"/>
          <table:table-cell table:style-name="Default"/>
        </table:table-row>
        <table:table-row table:style-name="ro5">
          <table:table-cell table:style-name="ce6" office:value-type="string" calcext:value-type="string">
            <text:p>Note de l’Étudiant</text:p>
          </table:table-cell>
          <table:table-cell table:number-columns-repeated="4"/>
          <table:table-cell table:style-name="Default"/>
          <table:table-cell/>
          <table:table-cell table:style-name="ce6" office:value-type="string" calcext:value-type="string">
            <text:p>Note de l’Étudiant</text:p>
          </table:table-cell>
          <table:table-cell table:number-columns-repeated="3"/>
          <table:table-cell table:style-name="Default"/>
        </table:table-row>
        <table:table-row table:style-name="ro5">
          <table:table-cell table:style-name="ce7" office:value-type="string" calcext:value-type="string">
            <text:p>Intitulés des UE</text:p>
          </table:table-cell>
          <table:table-cell table:style-name="ce7" office:value-type="string" calcext:value-type="string">
            <text:p>Examen</text:p>
          </table:table-cell>
          <table:table-cell table:style-name="ce22" office:value-type="string" calcext:value-type="string">
            <text:p>CC</text:p>
          </table:table-cell>
          <table:table-cell table:style-name="ce22" office:value-type="string" calcext:value-type="string">
            <text:p>TP</text:p>
          </table:table-cell>
          <table:table-cell table:style-name="ce22" office:value-type="string" calcext:value-type="string">
            <text:p>Note</text:p>
          </table:table-cell>
          <table:table-cell table:style-name="ce22" office:value-type="string" calcext:value-type="string">
            <text:p>x Coef</text:p>
          </table:table-cell>
          <table:table-cell/>
          <table:table-cell table:style-name="ce7" office:value-type="string" calcext:value-type="string">
            <text:p>Intitulés des UE</text:p>
          </table:table-cell>
          <table:table-cell table:style-name="ce7" office:value-type="string" calcext:value-type="string">
            <text:p>Examen</text:p>
          </table:table-cell>
          <table:table-cell table:style-name="ce22" office:value-type="string" calcext:value-type="string">
            <text:p>TP</text:p>
          </table:table-cell>
          <table:table-cell table:style-name="ce47" office:value-type="string" calcext:value-type="string">
            <text:p>Note</text:p>
          </table:table-cell>
          <table:table-cell table:style-name="ce22" office:value-type="string" calcext:value-type="string">
            <text:p>x Coef</text:p>
          </table:table-cell>
        </table:table-row>
        <table:table-row table:style-name="ro3">
          <table:table-cell table:style-name="ce8" office:value-type="string" calcext:value-type="string">
            <text:p>Anglais scientifique</text:p>
          </table:table-cell>
          <table:table-cell table:style-name="ce15" office:value-type="float" office:value="10" calcext:value-type="float">
            <text:p>10</text:p>
          </table:table-cell>
          <table:table-cell table:style-name="ce23" office:value-type="float" office:value="10" calcext:value-type="float">
            <text:p>10</text:p>
          </table:table-cell>
          <table:table-cell table:style-name="ce26"/>
          <table:table-cell table:style-name="ce33" table:formula="of:=(([.B17]*[.B3])/100)+(([.C17]*[.C3])/100)+(([.D17]*[.D3])/100)" office:value-type="float" office:value="10" calcext:value-type="float">
            <text:p>10</text:p>
          </table:table-cell>
          <table:table-cell table:formula="of:=[.E17]*[.E3]" office:value-type="float" office:value="15" calcext:value-type="float">
            <text:p>15</text:p>
          </table:table-cell>
          <table:table-cell/>
          <table:table-cell table:style-name="ce8" office:value-type="string" calcext:value-type="string">
            <text:p>Anglais scientifique</text:p>
          </table:table-cell>
          <table:table-cell table:style-name="ce15" office:value-type="float" office:value="10" calcext:value-type="float">
            <text:p>10</text:p>
          </table:table-cell>
          <table:table-cell table:style-name="ce25"/>
          <table:table-cell table:style-name="ce48" table:formula="of:=(([.I17]*[.I3])/100)+(([.J17]*[.J3])/100)" office:value-type="float" office:value="10" calcext:value-type="float">
            <text:p>10,0000</text:p>
          </table:table-cell>
          <table:table-cell table:formula="of:=[.K17]*[.K3]" office:value-type="float" office:value="15" calcext:value-type="float">
            <text:p>15</text:p>
          </table:table-cell>
        </table:table-row>
        <table:table-row table:style-name="ro4">
          <table:table-cell table:style-name="ce9" office:value-type="string" calcext:value-type="string">
            <text:p>Programmation Réseaux et Concurrente</text:p>
          </table:table-cell>
          <table:table-cell table:style-name="ce16" office:value-type="float" office:value="10" calcext:value-type="float">
            <text:p>10</text:p>
          </table:table-cell>
          <table:table-cell table:style-name="ce19"/>
          <table:table-cell table:style-name="ce27" office:value-type="float" office:value="10" calcext:value-type="float">
            <text:p>10</text:p>
          </table:table-cell>
          <table:table-cell table:style-name="ce33" table:formula="of:=(([.B18]*[.B4])/100)+(([.C18]*[.C4])/100)+(([.D18]*[.D4])/100)" office:value-type="float" office:value="10" calcext:value-type="float">
            <text:p>10</text:p>
          </table:table-cell>
          <table:table-cell table:formula="of:=[.E18]*[.E4]" office:value-type="float" office:value="30" calcext:value-type="float">
            <text:p>30</text:p>
          </table:table-cell>
          <table:table-cell/>
          <table:table-cell table:style-name="ce9" office:value-type="string" calcext:value-type="string">
            <text:p>Programmation Réseaux et Concurrente</text:p>
          </table:table-cell>
          <table:table-cell table:style-name="ce16" office:value-type="float" office:value="10" calcext:value-type="float">
            <text:p>10</text:p>
          </table:table-cell>
          <table:table-cell table:style-name="ce24" office:value-type="float" office:value="10" calcext:value-type="float">
            <text:p>10</text:p>
          </table:table-cell>
          <table:table-cell table:style-name="ce49" table:formula="of:=(([.I18]*[.I4])/100)+(([.J18]*[.J4])/100)" office:value-type="float" office:value="10" calcext:value-type="float">
            <text:p>10,0000</text:p>
          </table:table-cell>
          <table:table-cell table:formula="of:=[.K18]*[.K4]" office:value-type="float" office:value="30" calcext:value-type="float">
            <text:p>30</text:p>
          </table:table-cell>
        </table:table-row>
        <table:table-row table:style-name="ro3">
          <table:table-cell table:style-name="ce9" office:value-type="string" calcext:value-type="string">
            <text:p>Cryptographie</text:p>
          </table:table-cell>
          <table:table-cell table:style-name="ce16" office:value-type="float" office:value="10" calcext:value-type="float">
            <text:p>10</text:p>
          </table:table-cell>
          <table:table-cell table:style-name="ce24" office:value-type="float" office:value="10" calcext:value-type="float">
            <text:p>10</text:p>
          </table:table-cell>
          <table:table-cell table:style-name="ce28"/>
          <table:table-cell table:style-name="ce33" table:formula="of:=(([.B19]*[.B5])/100)+(([.C19]*[.C5])/100)+(([.D19]*[.D5])/100)" office:value-type="float" office:value="10" calcext:value-type="float">
            <text:p>10</text:p>
          </table:table-cell>
          <table:table-cell table:formula="of:=[.E19]*[.E5]" office:value-type="float" office:value="15" calcext:value-type="float">
            <text:p>15</text:p>
          </table:table-cell>
          <table:table-cell/>
          <table:table-cell table:style-name="ce9" office:value-type="string" calcext:value-type="string">
            <text:p>Cryptographie</text:p>
          </table:table-cell>
          <table:table-cell table:style-name="ce16" office:value-type="float" office:value="10" calcext:value-type="float">
            <text:p>10</text:p>
          </table:table-cell>
          <table:table-cell table:style-name="ce19"/>
          <table:table-cell table:style-name="ce49" table:formula="of:=(([.I19]*[.I5])/100)+(([.J19]*[.J5])/100)" office:value-type="float" office:value="10" calcext:value-type="float">
            <text:p>10,0000</text:p>
          </table:table-cell>
          <table:table-cell table:formula="of:=[.K19]*[.K5]" office:value-type="float" office:value="15" calcext:value-type="float">
            <text:p>15</text:p>
          </table:table-cell>
        </table:table-row>
        <table:table-row table:style-name="ro3">
          <table:table-cell table:style-name="ce9" office:value-type="string" calcext:value-type="string">
            <text:p>Java Temps Réel</text:p>
          </table:table-cell>
          <table:table-cell table:style-name="ce16" office:value-type="float" office:value="10" calcext:value-type="float">
            <text:p>10</text:p>
          </table:table-cell>
          <table:table-cell table:style-name="ce19"/>
          <table:table-cell table:style-name="ce27" office:value-type="float" office:value="10" calcext:value-type="float">
            <text:p>10</text:p>
          </table:table-cell>
          <table:table-cell table:style-name="ce33" table:formula="of:=(([.B20]*[.B6])/100)+(([.C20]*[.C6])/100)+(([.D20]*[.D6])/100)" office:value-type="float" office:value="10" calcext:value-type="float">
            <text:p>10</text:p>
          </table:table-cell>
          <table:table-cell table:formula="of:=[.E20]*[.E6]" office:value-type="float" office:value="15" calcext:value-type="float">
            <text:p>15</text:p>
          </table:table-cell>
          <table:table-cell/>
          <table:table-cell table:style-name="ce9" office:value-type="string" calcext:value-type="string">
            <text:p>Java Temps Réel</text:p>
          </table:table-cell>
          <table:table-cell table:style-name="ce16" office:value-type="float" office:value="10" calcext:value-type="float">
            <text:p>10</text:p>
          </table:table-cell>
          <table:table-cell table:style-name="ce24" office:value-type="float" office:value="10" calcext:value-type="float">
            <text:p>10</text:p>
          </table:table-cell>
          <table:table-cell table:style-name="ce49" table:formula="of:=(([.I20]*[.I6])/100)+(([.J20]*[.J6])/100)" office:value-type="float" office:value="10" calcext:value-type="float">
            <text:p>10,0000</text:p>
          </table:table-cell>
          <table:table-cell table:formula="of:=[.K20]*[.K6]" office:value-type="float" office:value="15" calcext:value-type="float">
            <text:p>15</text:p>
          </table:table-cell>
        </table:table-row>
        <table:table-row table:style-name="ro3">
          <table:table-cell table:style-name="ce9" office:value-type="string" calcext:value-type="string">
            <text:p>Informatique et Société</text:p>
          </table:table-cell>
          <table:table-cell table:style-name="ce16" office:value-type="float" office:value="10" calcext:value-type="float">
            <text:p>10</text:p>
          </table:table-cell>
          <table:table-cell table:style-name="ce24" office:value-type="float" office:value="10" calcext:value-type="float">
            <text:p>10</text:p>
          </table:table-cell>
          <table:table-cell table:style-name="ce28"/>
          <table:table-cell table:style-name="ce33" table:formula="of:=(([.B21]*[.B7])/100)+(([.C21]*[.C7])/100)+(([.D21]*[.D7])/100)" office:value-type="float" office:value="10" calcext:value-type="float">
            <text:p>10</text:p>
          </table:table-cell>
          <table:table-cell table:formula="of:=[.E21]*[.E7]" office:value-type="float" office:value="15" calcext:value-type="float">
            <text:p>15</text:p>
          </table:table-cell>
          <table:table-cell/>
          <table:table-cell table:style-name="ce45" office:value-type="string" calcext:value-type="string">
            <text:p>Informatique et Société</text:p>
          </table:table-cell>
          <table:table-cell table:style-name="ce16" office:value-type="float" office:value="10" calcext:value-type="float">
            <text:p>10</text:p>
          </table:table-cell>
          <table:table-cell table:style-name="ce19"/>
          <table:table-cell table:style-name="ce49" table:formula="of:=(([.I21]*[.I7])/100)+(([.J21]*[.J7])/100)" office:value-type="float" office:value="10" calcext:value-type="float">
            <text:p>10,0000</text:p>
          </table:table-cell>
          <table:table-cell table:formula="of:=[.K21]*[.K7]" office:value-type="float" office:value="15" calcext:value-type="float">
            <text:p>15</text:p>
          </table:table-cell>
        </table:table-row>
        <table:table-row table:style-name="ro3">
          <table:table-cell table:style-name="ce9" office:value-type="string" calcext:value-type="string">
            <text:p>Stage</text:p>
          </table:table-cell>
          <table:table-cell table:style-name="ce16" office:value-type="float" office:value="10" calcext:value-type="float">
            <text:p>10</text:p>
          </table:table-cell>
          <table:table-cell table:style-name="ce20"/>
          <table:table-cell table:style-name="ce29"/>
          <table:table-cell table:style-name="ce33" table:formula="of:=(([.B22]*[.B8])/100)+(([.C22]*[.C8])/100)+(([.D22]*[.D8])/100)" office:value-type="float" office:value="10" calcext:value-type="float">
            <text:p>10</text:p>
          </table:table-cell>
          <table:table-cell table:formula="of:=[.E22]*[.E8]" office:value-type="float" office:value="30" calcext:value-type="float">
            <text:p>30</text:p>
          </table:table-cell>
          <table:table-cell/>
          <table:table-cell table:style-name="ce9" office:value-type="string" calcext:value-type="string">
            <text:p>Stage</text:p>
          </table:table-cell>
          <table:table-cell table:style-name="ce16" office:value-type="float" office:value="10" calcext:value-type="float">
            <text:p>10</text:p>
          </table:table-cell>
          <table:table-cell table:style-name="ce20"/>
          <table:table-cell table:style-name="ce49" table:formula="of:=(([.I22]*[.I8])/100)+(([.J22]*[.J8])/100)" office:value-type="float" office:value="10" calcext:value-type="float">
            <text:p>10,0000</text:p>
          </table:table-cell>
          <table:table-cell table:formula="of:=[.K22]*[.K8]" office:value-type="float" office:value="30" calcext:value-type="float">
            <text:p>30</text:p>
          </table:table-cell>
        </table:table-row>
        <table:table-row table:style-name="ro3">
          <table:table-cell table:style-name="ce9" office:value-type="string" calcext:value-type="string">
            <text:p>Logique et Programmation (En Option)</text:p>
          </table:table-cell>
          <table:table-cell table:style-name="ce16" office:value-type="float" office:value="10" calcext:value-type="float">
            <text:p>10</text:p>
          </table:table-cell>
          <table:table-cell table:style-name="ce24" office:value-type="float" office:value="10" calcext:value-type="float">
            <text:p>10</text:p>
          </table:table-cell>
          <table:table-cell table:style-name="ce29"/>
          <table:table-cell table:style-name="ce33" table:formula="of:=(([.B23]*[.B9])/100)+(([.C23]*[.C9])/100)+(([.D23]*[.D9])/100)" office:value-type="float" office:value="10" calcext:value-type="float">
            <text:p>10</text:p>
          </table:table-cell>
          <table:table-cell table:formula="of:=[.E23]*[.E9]" office:value-type="float" office:value="15" calcext:value-type="float">
            <text:p>15</text:p>
          </table:table-cell>
          <table:table-cell/>
          <table:table-cell table:style-name="ce9" office:value-type="string" calcext:value-type="string">
            <text:p>Logique et Programmation (En Option)</text:p>
          </table:table-cell>
          <table:table-cell table:style-name="ce16" office:value-type="float" office:value="10" calcext:value-type="float">
            <text:p>10</text:p>
          </table:table-cell>
          <table:table-cell table:style-name="ce20"/>
          <table:table-cell table:style-name="ce49" table:formula="of:=(([.I23]*[.I9])/100)+(([.J23]*[.J9])/100)" office:value-type="float" office:value="10" calcext:value-type="float">
            <text:p>10,0000</text:p>
          </table:table-cell>
          <table:table-cell table:formula="of:=[.K23]*[.K9]" office:value-type="float" office:value="15" calcext:value-type="float">
            <text:p>15</text:p>
          </table:table-cell>
        </table:table-row>
        <table:table-row table:style-name="ro3">
          <table:table-cell table:style-name="ce10" office:value-type="string" calcext:value-type="string">
            <text:p>Initiation à la sécurité (En Option)</text:p>
          </table:table-cell>
          <table:table-cell table:style-name="ce17" office:value-type="float" office:value="10" calcext:value-type="float">
            <text:p>10</text:p>
          </table:table-cell>
          <table:table-cell table:style-name="ce21"/>
          <table:table-cell table:style-name="ce30" office:value-type="float" office:value="10" calcext:value-type="float">
            <text:p>10</text:p>
          </table:table-cell>
          <table:table-cell table:style-name="ce34" table:formula="of:=(([.B24]*[.B10])/100)+(([.C24]*[.C10])/100)+(([.D24]*[.D10])/100)" office:value-type="float" office:value="10" calcext:value-type="float">
            <text:p>10</text:p>
          </table:table-cell>
          <table:table-cell table:style-name="ce38" table:formula="of:=[.E24]*[.E10]" office:value-type="float" office:value="15" calcext:value-type="float">
            <text:p>15</text:p>
          </table:table-cell>
          <table:table-cell/>
          <table:table-cell table:style-name="ce10" office:value-type="string" calcext:value-type="string">
            <text:p>Initiation à la sécurité (En Option)</text:p>
          </table:table-cell>
          <table:table-cell table:style-name="ce17" office:value-type="float" office:value="10" calcext:value-type="float">
            <text:p>10</text:p>
          </table:table-cell>
          <table:table-cell table:style-name="ce46" office:value-type="float" office:value="10" calcext:value-type="float">
            <text:p>10</text:p>
          </table:table-cell>
          <table:table-cell table:style-name="ce50" table:formula="of:=(([.I24]*[.I10])/100)+(([.J24]*[.J10])/100)" office:value-type="float" office:value="10" calcext:value-type="float">
            <text:p>10,0000</text:p>
          </table:table-cell>
          <table:table-cell table:style-name="ce38" table:formula="of:=[.K24]*[.K10]" office:value-type="float" office:value="15" calcext:value-type="float">
            <text:p>15</text:p>
          </table:table-cell>
        </table:table-row>
        <table:table-row table:style-name="ro3">
          <table:table-cell table:number-columns-repeated="5"/>
          <table:table-cell table:style-name="Default"/>
          <table:table-cell table:number-columns-repeated="5"/>
          <table:table-cell table:style-name="Default"/>
        </table:table-row>
        <table:table-row table:style-name="ro3">
          <table:table-cell table:number-columns-repeated="4"/>
          <table:table-cell table:style-name="ce35" office:value-type="string" calcext:value-type="string">
            <text:p>Final S7</text:p>
          </table:table-cell>
          <table:table-cell table:style-name="ce39" office:value-type="float" office:value="11.6925" calcext:value-type="float">
            <text:p>11,693</text:p>
          </table:table-cell>
          <table:table-cell table:number-columns-repeated="4"/>
          <table:table-cell table:style-name="ce35" office:value-type="string" calcext:value-type="string">
            <text:p>Final S7</text:p>
          </table:table-cell>
          <table:table-cell table:style-name="ce53" office:value-type="float" office:value="10" calcext:value-type="float">
            <text:p>10</text:p>
          </table:table-cell>
        </table:table-row>
        <table:table-row table:style-name="ro3">
          <table:table-cell table:style-name="ce11" office:value-type="string" calcext:value-type="string">
            <text:p>note sur ( bleu ciel 2)</text:p>
          </table:table-cell>
          <table:table-cell table:number-columns-repeated="4"/>
          <table:table-cell table:style-name="Default"/>
          <table:table-cell/>
          <table:table-cell table:style-name="ce11" office:value-type="string" calcext:value-type="string">
            <text:p>note sur ( bleu ciel 2)</text:p>
          </table:table-cell>
          <table:table-cell table:number-columns-repeated="3"/>
          <table:table-cell table:style-name="Default"/>
        </table:table-row>
        <table:table-row table:style-name="ro3">
          <table:table-cell table:number-columns-repeated="4"/>
          <table:table-cell table:style-name="ce35" office:value-type="string" calcext:value-type="string">
            <text:p>Total</text:p>
          </table:table-cell>
          <table:table-cell table:style-name="ce40" table:formula="of:=SUM([.F17:.F25])" office:value-type="float" office:value="150" calcext:value-type="float">
            <text:p>150</text:p>
          </table:table-cell>
          <table:table-cell table:number-columns-repeated="4"/>
          <table:table-cell table:style-name="ce51" office:value-type="string" calcext:value-type="string">
            <text:p>Total</text:p>
          </table:table-cell>
          <table:table-cell table:style-name="ce54" table:formula="of:=SUM([.L17:.L25])" office:value-type="float" office:value="150" calcext:value-type="float">
            <text:p>150</text:p>
          </table:table-cell>
        </table:table-row>
        <table:table-row table:style-name="ro3">
          <table:table-cell table:number-columns-repeated="4"/>
          <table:table-cell table:style-name="ce35" office:value-type="string" calcext:value-type="string">
            <text:p>Final S8</text:p>
          </table:table-cell>
          <table:table-cell table:style-name="ce41" table:formula="of:=[.F28]/[.E11]" office:value-type="float" office:value="10" calcext:value-type="float">
            <text:p>10,00</text:p>
          </table:table-cell>
          <table:table-cell table:number-columns-repeated="4"/>
          <table:table-cell table:style-name="ce52" office:value-type="string" calcext:value-type="string">
            <text:p>Final S8</text:p>
          </table:table-cell>
          <table:table-cell table:style-name="ce55" table:formula="of:=[.L28]/[.K11]" office:value-type="float" office:value="10" calcext:value-type="float">
            <text:p>10</text:p>
          </table:table-cell>
        </table:table-row>
        <table:table-row table:style-name="ro3">
          <table:table-cell table:number-columns-repeated="5"/>
          <table:table-cell table:style-name="ce42" table:formula="of:=IF([.F29]&gt;=10;&quot;Validé&quot;;&quot;Ajourné&quot;)" office:value-type="string" office:string-value="Validé" calcext:value-type="string">
            <text:p>Validé</text:p>
          </table:table-cell>
          <table:table-cell table:number-columns-repeated="5"/>
          <table:table-cell table:style-name="ce56" table:formula="of:=IF([.L29]&gt;=10;&quot;Validé&quot;;&quot;Ajourné&quot;)" office:value-type="string" office:string-value="Validé" calcext:value-type="string">
            <text:p>Validé</text:p>
          </table:table-cell>
        </table:table-row>
        <table:table-row table:style-name="ro3" table:number-rows-repeated="2">
          <table:table-cell table:number-columns-repeated="5"/>
          <table:table-cell table:style-name="Default"/>
          <table:table-cell table:number-columns-repeated="5"/>
          <table:table-cell table:style-name="Default"/>
        </table:table-row>
        <table:table-row table:style-name="ro3">
          <table:table-cell table:number-columns-repeated="4"/>
          <table:table-cell table:style-name="ce35" office:value-type="string" calcext:value-type="string">
            <text:p>Final M1</text:p>
          </table:table-cell>
          <table:table-cell table:style-name="ce43" table:formula="of:=([.F29]+[.F26])/2" office:value-type="float" office:value="10.84625" calcext:value-type="float">
            <text:p>10,85</text:p>
          </table:table-cell>
          <table:table-cell table:number-columns-repeated="4"/>
          <table:table-cell table:style-name="ce35" office:value-type="string" calcext:value-type="string">
            <text:p>Final M1</text:p>
          </table:table-cell>
          <table:table-cell table:style-name="ce57" table:formula="of:=([.L29]+[.L26])/2" office:value-type="float" office:value="10" calcext:value-type="float">
            <text:p>10</text:p>
          </table:table-cell>
        </table:table-row>
        <table:table-row table:style-name="ro3">
          <table:table-cell table:number-columns-repeated="5"/>
          <table:table-cell table:style-name="ce44" table:formula="of:=IF([.F33]&gt;=10;&quot;Validé&quot;;&quot;Ajourné&quot;)" office:value-type="string" office:string-value="Validé" calcext:value-type="string">
            <text:p>Validé</text:p>
          </table:table-cell>
          <table:table-cell table:number-columns-repeated="5"/>
          <table:table-cell table:style-name="ce58" table:formula="of:=IF([.L33]&gt;=10;&quot;Validé&quot;;&quot;Ajourné&quot;)" office:value-type="string" office:string-value="Validé" calcext:value-type="string">
            <text:p>Validé</text:p>
          </table:table-cell>
        </table:table-row>
        <calcext:conditional-formats>
          <calcext:conditional-format calcext:target-range-address="Feuille1.E17:Feuille1.E24">
            <calcext:condition calcext:apply-style-name="Inf a 10" calcext:value="&lt;10" calcext:base-cell-address="Feuille1.E17"/>
            <calcext:condition calcext:apply-style-name="Sup a 10" calcext:value="&gt;=10" calcext:base-cell-address="Feuille1.E17"/>
          </calcext:conditional-format>
          <calcext:conditional-format calcext:target-range-address="Feuille1.F30:Feuille1.F30">
            <calcext:condition calcext:apply-style-name="Inf a 10" calcext:value="&lt;145" calcext:base-cell-address="Feuille1.F30"/>
            <calcext:condition calcext:apply-style-name="Sup a 10" calcext:value="&gt;=145" calcext:base-cell-address="Feuille1.F30"/>
          </calcext:conditional-format>
          <calcext:conditional-format calcext:target-range-address="Feuille1.F28:Feuille1.F28">
            <calcext:condition calcext:apply-style-name="Inf a 10" calcext:value="&lt;150" calcext:base-cell-address="Feuille1.F28"/>
            <calcext:condition calcext:apply-style-name="Sup a 10" calcext:value="&gt;=150" calcext:base-cell-address="Feuille1.F28"/>
          </calcext:conditional-format>
          <calcext:conditional-format calcext:target-range-address="Feuille1.F29:Feuille1.F29">
            <calcext:condition calcext:apply-style-name="Inf a 10" calcext:value="&lt;10" calcext:base-cell-address="Feuille1.F29"/>
            <calcext:condition calcext:apply-style-name="Sup a 10" calcext:value="&gt;=10" calcext:base-cell-address="Feuille1.F29"/>
          </calcext:conditional-format>
          <calcext:conditional-format calcext:target-range-address="Feuille1.K28:Feuille1.K28">
            <calcext:condition calcext:apply-style-name="Inf a 10" calcext:value="&lt;150" calcext:base-cell-address="Feuille1.K28"/>
            <calcext:condition calcext:apply-style-name="Sup a 10" calcext:value="&gt;=150" calcext:base-cell-address="Feuille1.K28"/>
          </calcext:conditional-format>
          <calcext:conditional-format calcext:target-range-address="Feuille1.K29:Feuille1.K29">
            <calcext:condition calcext:apply-style-name="Inf a 10" calcext:value="&lt;10" calcext:base-cell-address="Feuille1.K29"/>
            <calcext:condition calcext:apply-style-name="Sup a 10" calcext:value="&gt;=10" calcext:base-cell-address="Feuille1.K29"/>
          </calcext:conditional-format>
          <calcext:conditional-format calcext:target-range-address="Feuille1.L28:Feuille1.L28">
            <calcext:condition calcext:apply-style-name="Inf a 10" calcext:value="&lt;150" calcext:base-cell-address="Feuille1.L28"/>
            <calcext:condition calcext:apply-style-name="Sup a 10" calcext:value="&gt;=150" calcext:base-cell-address="Feuille1.L28"/>
          </calcext:conditional-format>
          <calcext:conditional-format calcext:target-range-address="Feuille1.L29:Feuille1.L29">
            <calcext:condition calcext:apply-style-name="Inf a 10" calcext:value="&lt;10" calcext:base-cell-address="Feuille1.L29"/>
            <calcext:condition calcext:apply-style-name="Sup a 10" calcext:value="&gt;=0" calcext:base-cell-address="Feuille1.L29"/>
          </calcext:conditional-format>
          <calcext:conditional-format calcext:target-range-address="Feuille1.F34:Feuille1.F34">
            <calcext:condition calcext:apply-style-name="Inf a 10" calcext:value="&lt;145" calcext:base-cell-address="Feuille1.F34"/>
            <calcext:condition calcext:apply-style-name="Sup a 10" calcext:value="&gt;=145" calcext:base-cell-address="Feuille1.F34"/>
          </calcext:conditional-format>
          <calcext:conditional-format calcext:target-range-address="Feuille1.F33:Feuille1.F33">
            <calcext:condition calcext:apply-style-name="Inf a 10" calcext:value="&lt;10" calcext:base-cell-address="Feuille1.F33"/>
            <calcext:condition calcext:apply-style-name="Sup a 10" calcext:value="&gt;=10" calcext:base-cell-address="Feuille1.F33"/>
          </calcext:conditional-format>
          <calcext:conditional-format calcext:target-range-address="Feuille1.L26:Feuille1.L26">
            <calcext:condition calcext:apply-style-name="Inf a 10" calcext:value="&lt;10" calcext:base-cell-address="Feuille1.L26"/>
            <calcext:condition calcext:apply-style-name="Sup a 10" calcext:value="&gt;=10" calcext:base-cell-address="Feuille1.L26"/>
          </calcext:conditional-format>
          <calcext:conditional-format calcext:target-range-address="Feuille1.L34:Feuille1.L34">
            <calcext:condition calcext:apply-style-name="Inf a 10" calcext:value="&lt;145" calcext:base-cell-address="Feuille1.L34"/>
            <calcext:condition calcext:apply-style-name="Sup a 10" calcext:value="&gt;=145" calcext:base-cell-address="Feuille1.L34"/>
          </calcext:conditional-format>
          <calcext:conditional-format calcext:target-range-address="Feuille1.L33:Feuille1.L33">
            <calcext:condition calcext:apply-style-name="Inf a 10" calcext:value="&lt;10" calcext:base-cell-address="Feuille1.L33"/>
            <calcext:condition calcext:apply-style-name="Sup a 10" calcext:value="&gt;=10" calcext:base-cell-address="Feuille1.L33"/>
          </calcext:conditional-format>
          <calcext:conditional-format calcext:target-range-address="Feuille1.K17:Feuille1.K24">
            <calcext:condition calcext:apply-style-name="Inf a 10" calcext:value="&lt;10" calcext:base-cell-address="Feuille1.K17"/>
            <calcext:condition calcext:apply-style-name="Sup a 10" calcext:value="&gt;=10" calcext:base-cell-address="Feuille1.K17"/>
          </calcext:conditional-format>
          <calcext:conditional-format calcext:target-range-address="Feuille1.F26:Feuille1.F26">
            <calcext:condition calcext:apply-style-name="Inf a 10" calcext:value="&lt;10" calcext:base-cell-address="Feuille1.F26"/>
            <calcext:condition calcext:apply-style-name="Sup a 10" calcext:value="&gt;10" calcext:base-cell-address="Feuille1.F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4"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nf_20_a_20_10" style:display-name="Inf a 10" style:family="table-cell" style:parent-style-name="Default" style:data-style-name="N106">
      <style:table-cell-properties fo:background-color="#ff3333" style:vertical-justify="auto"/>
      <style:paragraph-properties css3t:text-justify="auto"/>
    </style:style>
    <style:style style:name="Sup_20_a_20_10" style:display-name="Sup a 10" style:family="table-cell" style:parent-style-name="Default" style:data-style-name="N106">
      <style:table-cell-properties fo:background-color="#00ff66" style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9">00/00/0000</text:date>, <text:time style:data-style-name="N2" text:time-value="18:48:45.5180043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8T16:05:35.609898150</meta:creation-date>
    <dc:date>2017-02-09T20:00:24.393815714</dc:date>
    <meta:editing-duration>PT5H19M29S</meta:editing-duration>
    <meta:editing-cycles>120</meta:editing-cycles>
    <meta:generator>LibreOffice/4.2.8.2$Linux_X86_64 LibreOffice_project/420m0$Build-2</meta:generator>
    <meta:document-statistic meta:table-count="1" meta:cell-count="202" meta:object-count="0"/>
  </office:meta>
</office:document-meta>
</file>